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ddddd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/>
    <style:style style:name="ce8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/mGy</text:p>
          </table:table-cell>
          <table:table-cell office:value-type="string" calcext:value-type="string">
            <text:p>D/muGy</text:p>
          </table:table-cell>
          <table:table-cell office:value-type="string" calcext:value-type="string">
            <text:p>mittelwert D /muGy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std des mittelwertes(D)</text:p>
          </table:table-cell>
          <table:table-cell office:value-type="string" calcext:value-type="string">
            <text:p>dt/s</text:p>
          </table:table-cell>
          <table:table-cell office:value-type="string" calcext:value-type="string">
            <text:p>dot(D)/muGy/s</text:p>
          </table:table-cell>
          <table:table-cell office:value-type="string" calcext:value-type="string">
            <text:p>dD_stat/muGy</text:p>
          </table:table-cell>
          <table:table-cell office:value-type="string" calcext:value-type="string">
            <text:p>dD_sys</text:p>
          </table:table-cell>
          <table:table-cell office:value-type="string" calcext:value-type="string">
            <text:p>d\dot(D)/muGy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53" calcext:value-type="float">
            <text:p>0.0853</text:p>
          </table:table-cell>
          <table:table-cell table:formula="of:=1000*[.B2]" office:value-type="float" office:value="85.3" calcext:value-type="float">
            <text:p>85.3</text:p>
          </table:table-cell>
          <table:table-cell table:formula="of:=1000*AVERAGE([.B2:.B5])" office:value-type="float" office:value="85.3" calcext:value-type="float">
            <text:p>85.3</text:p>
          </table:table-cell>
          <table:table-cell table:formula="of:=1.5+0.013*[.D2]" office:value-type="float" office:value="2.6089" calcext:value-type="float">
            <text:p>2.6089</text:p>
          </table:table-cell>
          <table:table-cell table:formula="of:=STDEV([.C2:.C5])/SQRT(4)" office:value-type="float" office:value="0.362859017617952" calcext:value-type="float">
            <text:p>0.3628590176</text:p>
          </table:table-cell>
          <table:table-cell table:formula="of:=60*(52/60+1)" office:value-type="float" office:value="112" calcext:value-type="float">
            <text:p>112</text:p>
          </table:table-cell>
          <table:table-cell table:formula="of:=[.D2]/[.G2]" office:value-type="float" office:value="0.761607142857143" calcext:value-type="float">
            <text:p>0.7616071429</text:p>
          </table:table-cell>
          <table:table-cell table:formula="of:=[.H2]*[.F2]/[.D2]" office:value-type="float" office:value="0.00323981265730314" calcext:value-type="float">
            <text:p>0.0032398127</text:p>
          </table:table-cell>
          <table:table-cell table:formula="of:=[.H2]*SQRT(POWER((1/[.G2]);2)+POWER([.E2]/[.D2];2))" office:value-type="float" office:value="0.0242660185529787" calcext:value-type="float">
            <text:p>0.0242660186</text:p>
          </table:table-cell>
          <table:table-cell table:formula="of:=[.I2]+[.J2]" office:value-type="float" office:value="0.0275058312102818" calcext:value-type="float">
            <text:p>0.02750583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63" calcext:value-type="float">
            <text:p>0.0863</text:p>
          </table:table-cell>
          <table:table-cell table:formula="of:=1000*[.B3]" office:value-type="float" office:value="86.3" calcext:value-type="float">
            <text:p>86.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table:formula="of:=1000*[.B4]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46" calcext:value-type="float">
            <text:p>0.0846</text:p>
          </table:table-cell>
          <table:table-cell table:formula="of:=1000*[.B5]" office:value-type="float" office:value="84.6" calcext:value-type="float">
            <text:p>84.6</text:p>
          </table:table-cell>
          <table:table-cell table:number-columns-repeated="102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83" calcext:value-type="float">
            <text:p>0.0883</text:p>
          </table:table-cell>
          <table:table-cell table:formula="of:=1000*[.B6]" office:value-type="float" office:value="88.3" calcext:value-type="float">
            <text:p>88.3</text:p>
          </table:table-cell>
          <table:table-cell table:formula="of:=1000*AVERAGE([.B6:.B9])" office:value-type="float" office:value="101.675" calcext:value-type="float">
            <text:p>101.675</text:p>
          </table:table-cell>
          <table:table-cell table:formula="of:=1.5+0.013*[.D6]" office:value-type="float" office:value="2.821775" calcext:value-type="float">
            <text:p>2.821775</text:p>
          </table:table-cell>
          <table:table-cell table:formula="of:=STDEV([.C6:.C8])/SQRT(4)" office:value-type="float" office:value="0.726291952316696" calcext:value-type="float">
            <text:p>0.7262919523</text:p>
          </table:table-cell>
          <table:table-cell table:formula="of:=60*(3+15/60)" office:value-type="float" office:value="195" calcext:value-type="float">
            <text:p>195</text:p>
          </table:table-cell>
          <table:table-cell table:formula="of:=[.D6]/[.G6]" office:value-type="float" office:value="0.521410256410256" calcext:value-type="float">
            <text:p>0.5214102564</text:p>
          </table:table-cell>
          <table:table-cell table:formula="of:=[.H6]*[.F6]/[.D6]" office:value-type="float" office:value="0.00372457411444459" calcext:value-type="float">
            <text:p>0.0037245741</text:p>
          </table:table-cell>
          <table:table-cell table:formula="of:=[.H6]*SQRT(POWER((1/[.G6]);2)+POWER([.E6]/[.D6];2))" office:value-type="float" office:value="0.0147156102905252" calcext:value-type="float">
            <text:p>0.0147156103</text:p>
          </table:table-cell>
          <table:table-cell table:formula="of:=[.I6]+[.J6]" office:value-type="float" office:value="0.0184401844049698" calcext:value-type="float">
            <text:p>0.01844018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99" calcext:value-type="float">
            <text:p>0.0899</text:p>
          </table:table-cell>
          <table:table-cell table:formula="of:=1000*[.B7]" office:value-type="float" office:value="89.9" calcext:value-type="float">
            <text:p>89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7" calcext:value-type="float">
            <text:p>0.087</text:p>
          </table:table-cell>
          <table:table-cell table:formula="of:=1000*[.B8]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float" office:value="0.1415" calcext:value-type="float">
            <text:p>0.1415</text:p>
          </table:table-cell>
          <table:table-cell table:style-name="ce3" table:formula="of:=1000*[.B9]" office:value-type="float" office:value="141.5" calcext:value-type="float">
            <text:p>141.5</text:p>
          </table:table-cell>
          <table:table-cell table:style-name="ce1" office:value-type="string" calcext:value-type="string">
            <text:p>Detektor defekt!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2" table:formula="of:=(3.18-0.82)/0.024711257" office:value-type="float" office:value="95.5030332936928" calcext:value-type="float">
            <text:p>95.5030332937</text:p>
          </table:table-cell>
          <table:table-cell table:style-name="ce2" table:formula="of:=AVERAGE([.C10:.C13])" office:value-type="float" office:value="96.8412885485381" calcext:value-type="float">
            <text:p>96.8412885485</text:p>
          </table:table-cell>
          <table:table-cell table:style-name="ce2" table:formula="of:=1.5+0.013*[.D10]" office:value-type="float" office:value="2.75893675113099" calcext:value-type="float">
            <text:p>2.7589367511</text:p>
          </table:table-cell>
          <table:table-cell table:style-name="ce2" table:formula="of:=STDEV([.C10:.C13])/SQRT(4)" office:value-type="float" office:value="2.07826684131829" calcext:value-type="float">
            <text:p>2.0782668413</text:p>
          </table:table-cell>
          <table:table-cell table:style-name="ce2" office:value-type="float" office:value="293" calcext:value-type="float">
            <text:p>293</text:p>
          </table:table-cell>
          <table:table-cell table:style-name="ce2" table:formula="of:=[.D10]/[.G10]" office:value-type="float" office:value="0.330516343169072" calcext:value-type="float">
            <text:p>0.3305163432</text:p>
          </table:table-cell>
          <table:table-cell table:formula="of:=[.H10]*[.F10]/[.D10]" office:value-type="float" office:value="0.00709306089187129" calcext:value-type="float">
            <text:p>0.0070930609</text:p>
          </table:table-cell>
          <table:table-cell table:formula="of:=[.H10]*SQRT(POWER((1/[.G10]);2)+POWER([.E10]/[.D10];2))" office:value-type="float" office:value="0.00948349452738393" calcext:value-type="float">
            <text:p>0.0094834945</text:p>
          </table:table-cell>
          <table:table-cell table:formula="of:=[.I10]+[.J10]" office:value-type="float" office:value="0.0165765554192552" calcext:value-type="float">
            <text:p>0.0165765554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2.84-0.66)/0.0233523" office:value-type="float" office:value="93.3526890284897" calcext:value-type="float">
            <text:p>93.352689028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3.86-0.85)/0.029258674" office:value-type="float" office:value="102.875475491473" calcext:value-type="float">
            <text:p>102.875475491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3.34-0.77)/0.0268733" office:value-type="float" office:value="95.6339563804966" calcext:value-type="float">
            <text:p>95.63395638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954" calcext:value-type="float">
            <text:p>0.0954</text:p>
          </table:table-cell>
          <table:table-cell table:style-name="ce2" table:formula="of:=1000*[.B14]" office:value-type="float" office:value="95.4" calcext:value-type="float">
            <text:p>95.4</text:p>
          </table:table-cell>
          <table:table-cell table:style-name="ce2" table:formula="of:=AVERAGE([.C14:.C17])" office:value-type="float" office:value="99.425" calcext:value-type="float">
            <text:p>99.425</text:p>
          </table:table-cell>
          <table:table-cell table:style-name="ce2" table:formula="of:=1.5+0.013*[.D14]" office:value-type="float" office:value="2.792525" calcext:value-type="float">
            <text:p>2.792525</text:p>
          </table:table-cell>
          <table:table-cell table:style-name="ce2" table:formula="of:=STDEV([.C14:.C17])/SQRT(4)" office:value-type="float" office:value="4.69154825191002" calcext:value-type="float">
            <text:p>4.6915482519</text:p>
          </table:table-cell>
          <table:table-cell table:style-name="ce2" table:formula="of:=60*(7+2/60)" office:value-type="float" office:value="422" calcext:value-type="float">
            <text:p>422</text:p>
          </table:table-cell>
          <table:table-cell table:style-name="ce2" table:formula="of:=[.D14]/[.G14]" office:value-type="float" office:value="0.235604265402844" calcext:value-type="float">
            <text:p>0.2356042654</text:p>
          </table:table-cell>
          <table:table-cell table:style-name="ce2" table:formula="of:=[.H14]*[.F14]/[.D14]" office:value-type="float" office:value="0.0111174129192181" calcext:value-type="float">
            <text:p>0.0111174129</text:p>
          </table:table-cell>
          <table:table-cell table:formula="of:=[.H14]*SQRT(POWER((1/[.G14]);2)+POWER([.E14]/[.D14];2))" office:value-type="float" office:value="0.00664086800149535" calcext:value-type="float">
            <text:p>0.006640868</text:p>
          </table:table-cell>
          <table:table-cell table:style-name="ce2" table:formula="of:=[.I14]+[.J14]" office:value-type="float" office:value="0.0177582809207134" calcext:value-type="float">
            <text:p>0.017758280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0957" calcext:value-type="float">
            <text:p>0.0957</text:p>
          </table:table-cell>
          <table:table-cell table:style-name="ce2" table:formula="of:=1000*[.B15]" office:value-type="float" office:value="95.7" calcext:value-type="float">
            <text:p>95.7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1134" calcext:value-type="float">
            <text:p>0.1134</text:p>
          </table:table-cell>
          <table:table-cell table:style-name="ce2" table:formula="of:=1000*[.B16]" office:value-type="float" office:value="113.4" calcext:value-type="float">
            <text:p>113.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0932" calcext:value-type="float">
            <text:p>0.0932</text:p>
          </table:table-cell>
          <table:table-cell table:style-name="ce2" table:formula="of:=1000*[.B17]" office:value-type="float" office:value="93.2" calcext:value-type="float">
            <text:p>93.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005" calcext:value-type="float">
            <text:p>0.1005</text:p>
          </table:table-cell>
          <table:table-cell table:formula="of:=1000*[.B18]" office:value-type="float" office:value="100.5" calcext:value-type="float">
            <text:p>100.5</text:p>
          </table:table-cell>
          <table:table-cell table:formula="of:=1000*AVERAGE([.B18:.B21])" office:value-type="float" office:value="101" calcext:value-type="float">
            <text:p>101</text:p>
          </table:table-cell>
          <table:table-cell table:formula="of:=1.5+0.013*[.D18]" office:value-type="float" office:value="2.813" calcext:value-type="float">
            <text:p>2.813</text:p>
          </table:table-cell>
          <table:table-cell table:formula="of:=STDEV([.C18:.C21])/SQRT(4)" office:value-type="float" office:value="0.514781507049351" calcext:value-type="float">
            <text:p>0.514781507</text:p>
          </table:table-cell>
          <table:table-cell table:formula="of:=60*(9+36/60)" office:value-type="float" office:value="576" calcext:value-type="float">
            <text:p>576</text:p>
          </table:table-cell>
          <table:table-cell table:formula="of:=[.D18]/[.G18]" office:value-type="float" office:value="0.175347222222222" calcext:value-type="float">
            <text:p>0.1753472222</text:p>
          </table:table-cell>
          <table:table-cell table:formula="of:=[.H18]*[.F18]/[.D18]" office:value-type="float" office:value="0.000893717894182902" calcext:value-type="float">
            <text:p>0.0008937179</text:p>
          </table:table-cell>
          <table:table-cell table:formula="of:=[.H18]*SQRT(POWER((1/[.G18]);2)+POWER([.E18]/[.D18];2))" office:value-type="float" office:value="0.00489315937627046" calcext:value-type="float">
            <text:p>0.0048931594</text:p>
          </table:table-cell>
          <table:table-cell table:formula="of:=[.I18]+[.J18]" office:value-type="float" office:value="0.00578687727045336" calcext:value-type="float">
            <text:p>0.00578687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08" calcext:value-type="float">
            <text:p>0.1008</text:p>
          </table:table-cell>
          <table:table-cell table:formula="of:=1000*[.B19]" office:value-type="float" office:value="100.8" calcext:value-type="float">
            <text:p>100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0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2" calcext:value-type="float">
            <text:p>0.1002</text:p>
          </table:table-cell>
          <table:table-cell table:formula="of:=1000*[.B21]" office:value-type="float" office:value="100.2" calcext:value-type="float">
            <text:p>100.2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11" calcext:value-type="float">
            <text:p>0.1011</text:p>
          </table:table-cell>
          <table:table-cell table:formula="of:=1000*[.B22]" office:value-type="float" office:value="101.1" calcext:value-type="float">
            <text:p>101.1</text:p>
          </table:table-cell>
          <table:table-cell table:formula="of:=1000*AVERAGE([.B22:.B25])" office:value-type="float" office:value="102.95" calcext:value-type="float">
            <text:p>102.95</text:p>
          </table:table-cell>
          <table:table-cell table:formula="of:=1.5+0.013*[.D22]" office:value-type="float" office:value="2.83835" calcext:value-type="float">
            <text:p>2.83835</text:p>
          </table:table-cell>
          <table:table-cell table:formula="of:=STDEV([.C22:.C25])/SQRT(4)" office:value-type="float" office:value="1.67456462003312" calcext:value-type="float">
            <text:p>1.67456462</text:p>
          </table:table-cell>
          <table:table-cell table:formula="of:=60*(12.5)" office:value-type="float" office:value="750" calcext:value-type="float">
            <text:p>750</text:p>
          </table:table-cell>
          <table:table-cell table:formula="of:=[.D22]/[.G22]" office:value-type="float" office:value="0.137266666666667" calcext:value-type="float">
            <text:p>0.1372666667</text:p>
          </table:table-cell>
          <table:table-cell table:formula="of:=[.H22]*[.F22]/[.D22]" office:value-type="float" office:value="0.00223275282671083" calcext:value-type="float">
            <text:p>0.0022327528</text:p>
          </table:table-cell>
          <table:table-cell table:formula="of:=[.H22]*SQRT(POWER((1/[.G22]);2)+POWER([.E22]/[.D22];2))" office:value-type="float" office:value="0.00378888969025733" calcext:value-type="float">
            <text:p>0.0037888897</text:p>
          </table:table-cell>
          <table:table-cell table:formula="of:=[.I22]+[.J22]" office:value-type="float" office:value="0.00602164251696815" calcext:value-type="float">
            <text:p>0.00602164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3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78" calcext:value-type="float">
            <text:p>0.1078</text:p>
          </table:table-cell>
          <table:table-cell table:formula="of:=1000*[.B24]" office:value-type="float" office:value="107.8" calcext:value-type="float">
            <text:p>107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4" calcext:value-type="float">
            <text:p>0.1004</text:p>
          </table:table-cell>
          <table:table-cell table:formula="of:=1000*[.B25]" office:value-type="float" office:value="100.4" calcext:value-type="float">
            <text:p>100.4</text:p>
          </table:table-cell>
          <table:table-cell table:number-columns-repeated="102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19" calcext:value-type="float">
            <text:p>0.1019</text:p>
          </table:table-cell>
          <table:table-cell table:formula="of:=1000*[.B26]" office:value-type="float" office:value="101.9" calcext:value-type="float">
            <text:p>101.9</text:p>
          </table:table-cell>
          <table:table-cell table:formula="of:=1000*AVERAGE([.B26:.B29])" office:value-type="float" office:value="102.975" calcext:value-type="float">
            <text:p>102.975</text:p>
          </table:table-cell>
          <table:table-cell table:formula="of:=1.5+0.013*[.D26]" office:value-type="float" office:value="2.838675" calcext:value-type="float">
            <text:p>2.838675</text:p>
          </table:table-cell>
          <table:table-cell table:formula="of:=STDEV([.C26:.C29])/SQRT(4)" office:value-type="float" office:value="1.64234334615715" calcext:value-type="float">
            <text:p>1.6423433462</text:p>
          </table:table-cell>
          <table:table-cell table:formula="of:=60*(16+15/60)" office:value-type="float" office:value="975" calcext:value-type="float">
            <text:p>975</text:p>
          </table:table-cell>
          <table:table-cell table:formula="of:=[.D26]/[.G26]" office:value-type="float" office:value="0.105615384615385" calcext:value-type="float">
            <text:p>0.1056153846</text:p>
          </table:table-cell>
          <table:table-cell table:formula="of:=[.H26]*[.F26]/[.D26]" office:value-type="float" office:value="0.00168445471400733" calcext:value-type="float">
            <text:p>0.0016844547</text:p>
          </table:table-cell>
          <table:table-cell table:formula="of:=[.H26]*SQRT(POWER((1/[.G26]);2)+POWER([.E26]/[.D26];2))" office:value-type="float" office:value="0.00291347597628624" calcext:value-type="float">
            <text:p>0.002913476</text:p>
          </table:table-cell>
          <table:table-cell table:formula="of:=[.I26]+[.J26]" office:value-type="float" office:value="0.00459793069029357" calcext:value-type="float">
            <text:p>0.00459793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988" calcext:value-type="float">
            <text:p>0.0988</text:p>
          </table:table-cell>
          <table:table-cell table:formula="of:=1000*[.B27]" office:value-type="float" office:value="98.8" calcext:value-type="float">
            <text:p>98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8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9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table:formula="of:=1000*[.B30]" office:value-type="float" office:value="101" calcext:value-type="float">
            <text:p>101</text:p>
          </table:table-cell>
          <table:table-cell table:formula="of:=1000*AVERAGE([.B30:.B33])" office:value-type="float" office:value="97.1" calcext:value-type="float">
            <text:p>97.1</text:p>
          </table:table-cell>
          <table:table-cell table:formula="of:=1.5+0.013*[.D30]" office:value-type="float" office:value="2.7623" calcext:value-type="float">
            <text:p>2.7623</text:p>
          </table:table-cell>
          <table:table-cell table:formula="of:=STDEV([.C30:.C33])/SQRT(4)" office:value-type="float" office:value="6.25872724015567" calcext:value-type="float">
            <text:p>6.2587272402</text:p>
          </table:table-cell>
          <table:table-cell table:formula="of:=19.5*60" office:value-type="float" office:value="1170" calcext:value-type="float">
            <text:p>1170</text:p>
          </table:table-cell>
          <table:table-cell table:formula="of:=[.D30]/[.G30]" office:value-type="float" office:value="0.082991452991453" calcext:value-type="float">
            <text:p>0.082991453</text:p>
          </table:table-cell>
          <table:table-cell table:formula="of:=[.H30]*[.F30]/[.D30]" office:value-type="float" office:value="0.00534933952150058" calcext:value-type="float">
            <text:p>0.0053493395</text:p>
          </table:table-cell>
          <table:table-cell table:formula="of:=[.H30]*SQRT(POWER((1/[.G30]);2)+POWER([.E30]/[.D30];2))" office:value-type="float" office:value="0.00236200549580442" calcext:value-type="float">
            <text:p>0.0023620055</text:p>
          </table:table-cell>
          <table:table-cell table:formula="of:=[.I30]+[.J30]" office:value-type="float" office:value="0.00771134501730499" calcext:value-type="float">
            <text:p>0.0077113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38" calcext:value-type="float">
            <text:p>0.1038</text:p>
          </table:table-cell>
          <table:table-cell table:formula="of:=1000*[.B31]" office:value-type="float" office:value="103.8" calcext:value-type="float">
            <text:p>103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1" calcext:value-type="float">
            <text:p>0.1051</text:p>
          </table:table-cell>
          <table:table-cell table:formula="of:=1000*[.B32]" office:value-type="float" office:value="105.1" calcext:value-type="float">
            <text:p>105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785" calcext:value-type="float">
            <text:p>0.0785</text:p>
          </table:table-cell>
          <table:table-cell table:formula="of:=1000*[.B33]" office:value-type="float" office:value="78.5" calcext:value-type="float">
            <text:p>78.5</text:p>
          </table:table-cell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column table:style-name="co7" table:default-cell-style-name="ce4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ttelwert D /muGy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std des mittelwertes(D)</text:p>
          </table:table-cell>
          <table:table-cell office:value-type="string" calcext:value-type="string">
            <text:p>dt/s</text:p>
          </table:table-cell>
          <table:table-cell office:value-type="string" calcext:value-type="string">
            <text:p>dot(D)/muGy/s</text:p>
          </table:table-cell>
          <table:table-cell office:value-type="string" calcext:value-type="string">
            <text:p>d\dot(D)/muGy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5.3" calcext:value-type="float">
            <text:p>85.3</text:p>
          </table:table-cell>
          <table:table-cell office:value-type="float" office:value="2.6089" calcext:value-type="float">
            <text:p>2.6089</text:p>
          </table:table-cell>
          <table:table-cell office:value-type="float" office:value="0.362859017617952" calcext:value-type="float">
            <text:p>0.3628590176</text:p>
          </table:table-cell>
          <table:table-cell office:value-type="float" office:value="112" calcext:value-type="float">
            <text:p>112</text:p>
          </table:table-cell>
          <table:table-cell office:value-type="float" office:value="0.437435897435897" calcext:value-type="float">
            <text:p>0.437</text:p>
          </table:table-cell>
          <table:table-cell office:value-type="float" office:value="0.0157982210028285" calcext:value-type="float">
            <text:p>0.0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8.4" calcext:value-type="float">
            <text:p>88.4</text:p>
          </table:table-cell>
          <table:table-cell office:value-type="float" office:value="2.6492" calcext:value-type="float">
            <text:p>2.6492</text:p>
          </table:table-cell>
          <table:table-cell office:value-type="float" office:value="0.838649708360606" calcext:value-type="float">
            <text:p>0.8386497084</text:p>
          </table:table-cell>
          <table:table-cell office:value-type="float" office:value="195" calcext:value-type="float">
            <text:p>195</text:p>
          </table:table-cell>
          <table:table-cell office:value-type="float" office:value="0.453333333333333" calcext:value-type="float">
            <text:p>0.453</text:p>
          </table:table-cell>
          <table:table-cell office:value-type="float" office:value="0.0180838832586589" calcext:value-type="float">
            <text:p>0.018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96.8412885485381" calcext:value-type="float">
            <text:p>96.8412885485</text:p>
          </table:table-cell>
          <table:table-cell table:style-name="ce2" office:value-type="float" office:value="2.75893675113099" calcext:value-type="float">
            <text:p>2.7589367511</text:p>
          </table:table-cell>
          <table:table-cell table:style-name="ce2" office:value-type="float" office:value="2.07826684131829" calcext:value-type="float">
            <text:p>2.0782668413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float" office:value="0.330516343169072" calcext:value-type="float">
            <text:p>0.331</text:p>
          </table:table-cell>
          <table:table-cell office:value-type="float" office:value="0.0165765554192552" calcext:value-type="float">
            <text:p>0.017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99.425" calcext:value-type="float">
            <text:p>99.425</text:p>
          </table:table-cell>
          <table:table-cell table:style-name="ce2" office:value-type="float" office:value="2.792525" calcext:value-type="float">
            <text:p>2.792525</text:p>
          </table:table-cell>
          <table:table-cell table:style-name="ce2" office:value-type="float" office:value="4.69154825191002" calcext:value-type="float">
            <text:p>4.6915482519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float" office:value="0.235604265402844" calcext:value-type="float">
            <text:p>0.236</text:p>
          </table:table-cell>
          <table:table-cell table:style-name="ce5" office:value-type="float" office:value="0.0177582809207134" calcext:value-type="float">
            <text:p>0.0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1" calcext:value-type="float">
            <text:p>101</text:p>
          </table:table-cell>
          <table:table-cell office:value-type="float" office:value="2.813" calcext:value-type="float">
            <text:p>2.813</text:p>
          </table:table-cell>
          <table:table-cell office:value-type="float" office:value="0.514781507049351" calcext:value-type="float">
            <text:p>0.514781507</text:p>
          </table:table-cell>
          <table:table-cell office:value-type="float" office:value="576" calcext:value-type="float">
            <text:p>576</text:p>
          </table:table-cell>
          <table:table-cell office:value-type="float" office:value="0.175347222222222" calcext:value-type="float">
            <text:p>0.175</text:p>
          </table:table-cell>
          <table:table-cell office:value-type="float" office:value="0.00578687727045336" calcext:value-type="float">
            <text:p>0.0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.95" calcext:value-type="float">
            <text:p>102.95</text:p>
          </table:table-cell>
          <table:table-cell office:value-type="float" office:value="2.83835" calcext:value-type="float">
            <text:p>2.83835</text:p>
          </table:table-cell>
          <table:table-cell office:value-type="float" office:value="1.67456462003312" calcext:value-type="float">
            <text:p>1.67456462</text:p>
          </table:table-cell>
          <table:table-cell office:value-type="float" office:value="750" calcext:value-type="float">
            <text:p>750</text:p>
          </table:table-cell>
          <table:table-cell office:value-type="float" office:value="0.137266666666667" calcext:value-type="float">
            <text:p>0.137</text:p>
          </table:table-cell>
          <table:table-cell office:value-type="float" office:value="0.00602164251696815" calcext:value-type="float">
            <text:p>0.00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2.975" calcext:value-type="float">
            <text:p>102.975</text:p>
          </table:table-cell>
          <table:table-cell office:value-type="float" office:value="2.838675" calcext:value-type="float">
            <text:p>2.838675</text:p>
          </table:table-cell>
          <table:table-cell office:value-type="float" office:value="1.64234334615715" calcext:value-type="float">
            <text:p>1.6423433462</text:p>
          </table:table-cell>
          <table:table-cell office:value-type="float" office:value="975" calcext:value-type="float">
            <text:p>975</text:p>
          </table:table-cell>
          <table:table-cell office:value-type="float" office:value="0.105615384615385" calcext:value-type="float">
            <text:p>0.106</text:p>
          </table:table-cell>
          <table:table-cell office:value-type="float" office:value="0.00459793069029357" calcext:value-type="float">
            <text:p>0.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office:value-type="float" office:value="2.7623" calcext:value-type="float">
            <text:p>2.7623</text:p>
          </table:table-cell>
          <table:table-cell office:value-type="float" office:value="6.25872724015567" calcext:value-type="float">
            <text:p>6.2587272402</text:p>
          </table:table-cell>
          <table:table-cell office:value-type="float" office:value="1170" calcext:value-type="float">
            <text:p>1170</text:p>
          </table:table-cell>
          <table:table-cell office:value-type="float" office:value="0.082991452991453" calcext:value-type="float">
            <text:p>0.083</text:p>
          </table:table-cell>
          <table:table-cell office:value-type="float" office:value="0.00771134501730499" calcext:value-type="float">
            <text:p>0.008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8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heta/°</text:p>
          </table:table-cell>
          <table:table-cell office:value-type="string" calcext:value-type="string">
            <text:p>D/mGy</text:p>
          </table:table-cell>
          <table:table-cell office:value-type="string" calcext:value-type="string">
            <text:p>D/ muGy</text:p>
          </table:table-cell>
          <table:table-cell office:value-type="string" calcext:value-type="string">
            <text:p>Delta D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table:formula="of:=ATAN([.A2]/0.3)*180/PI()" office:value-type="float" office:value="1.90915243299638" calcext:value-type="float">
            <text:p>1.909152433</text:p>
          </table:table-cell>
          <table:table-cell table:style-name="ce6" office:value-type="float" office:value="0.2289" calcext:value-type="float">
            <text:p>0.2289</text:p>
          </table:table-cell>
          <table:table-cell table:formula="of:=1000*[.C2]" office:value-type="float" office:value="228.9" calcext:value-type="float">
            <text:p>229</text:p>
          </table:table-cell>
          <table:table-cell table:formula="of:=1.5+0.013*[.D2]" office:value-type="float" office:value="4.4757" calcext:value-type="float">
            <text:p>4.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table:formula="of:=ATAN([.A3]/0.3)*180/PI()" office:value-type="float" office:value="5.71059313749964" calcext:value-type="float">
            <text:p>5.7105931375</text:p>
          </table:table-cell>
          <table:table-cell table:style-name="ce6" office:value-type="float" office:value="0.2292" calcext:value-type="float">
            <text:p>0.2292</text:p>
          </table:table-cell>
          <table:table-cell table:formula="of:=1000*[.C3]" office:value-type="float" office:value="229.2" calcext:value-type="float">
            <text:p>229</text:p>
          </table:table-cell>
          <table:table-cell table:formula="of:=1.5+0.013*[.D3]" office:value-type="float" office:value="4.4796" calcext:value-type="float">
            <text:p>4.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table:formula="of:=ATAN([.A4]/0.3)*180/PI()" office:value-type="float" office:value="9.46232220802562" calcext:value-type="float">
            <text:p>9.462322208</text:p>
          </table:table-cell>
          <table:table-cell table:style-name="ce6" office:value-type="float" office:value="0.2252" calcext:value-type="float">
            <text:p>0.2252</text:p>
          </table:table-cell>
          <table:table-cell table:formula="of:=1000*[.C4]" office:value-type="float" office:value="225.2" calcext:value-type="float">
            <text:p>225</text:p>
          </table:table-cell>
          <table:table-cell table:formula="of:=1.5+0.013*[.D4]" office:value-type="float" office:value="4.4276" calcext:value-type="float">
            <text:p>4.4</text:p>
          </table:table-cell>
        </table:table-row>
        <table:table-row table:style-name="ro2">
          <table:table-cell office:value-type="float" office:value="0.07" calcext:value-type="float">
            <text:p>0.07</text:p>
          </table:table-cell>
          <table:table-cell table:formula="of:=ATAN([.A5]/0.3)*180/PI()" office:value-type="float" office:value="13.1340223063963" calcext:value-type="float">
            <text:p>13.1340223064</text:p>
          </table:table-cell>
          <table:table-cell table:style-name="ce6" office:value-type="float" office:value="0.225" calcext:value-type="float">
            <text:p>0.225</text:p>
          </table:table-cell>
          <table:table-cell table:formula="of:=1000*[.C5]" office:value-type="float" office:value="225" calcext:value-type="float">
            <text:p>225</text:p>
          </table:table-cell>
          <table:table-cell table:formula="of:=1.5+0.013*[.D5]" office:value-type="float" office:value="4.425" calcext:value-type="float">
            <text:p>4.4</text:p>
          </table:table-cell>
        </table:table-row>
        <table:table-row table:style-name="ro2">
          <table:table-cell office:value-type="float" office:value="0.09" calcext:value-type="float">
            <text:p>0.09</text:p>
          </table:table-cell>
          <table:table-cell table:formula="of:=ATAN([.A6]/0.3)*180/PI()" office:value-type="float" office:value="16.6992442339936" calcext:value-type="float">
            <text:p>16.699244234</text:p>
          </table:table-cell>
          <table:table-cell table:style-name="ce6" office:value-type="float" office:value="0.1731" calcext:value-type="float">
            <text:p>0.1731</text:p>
          </table:table-cell>
          <table:table-cell table:formula="of:=1000*[.C6]" office:value-type="float" office:value="173.1" calcext:value-type="float">
            <text:p>173</text:p>
          </table:table-cell>
          <table:table-cell table:formula="of:=1.5+0.013*[.D6]" office:value-type="float" office:value="3.7503" calcext:value-type="float">
            <text:p>3.8</text:p>
          </table:table-cell>
        </table:table-row>
        <table:table-row table:style-name="ro2">
          <table:table-cell office:value-type="float" office:value="0.11" calcext:value-type="float">
            <text:p>0.11</text:p>
          </table:table-cell>
          <table:table-cell table:formula="of:=ATAN([.A7]/0.3)*180/PI()" office:value-type="float" office:value="20.1363034282481" calcext:value-type="float">
            <text:p>20.1363034282</text:p>
          </table:table-cell>
          <table:table-cell table:style-name="ce6" office:value-type="float" office:value="0.0808" calcext:value-type="float">
            <text:p>0.0808</text:p>
          </table:table-cell>
          <table:table-cell table:formula="of:=1000*[.C7]" office:value-type="float" office:value="80.8" calcext:value-type="float">
            <text:p>81</text:p>
          </table:table-cell>
          <table:table-cell table:formula="of:=1.5+0.013*[.D7]" office:value-type="float" office:value="2.5504" calcext:value-type="float">
            <text:p>2.6</text:p>
          </table:table-cell>
        </table:table-row>
        <table:table-row table:style-name="ro2">
          <table:table-cell office:value-type="float" office:value="0.13" calcext:value-type="float">
            <text:p>0.13</text:p>
          </table:table-cell>
          <table:table-cell table:formula="of:=ATAN([.A8]/0.3)*180/PI()" office:value-type="float" office:value="23.4286928087454" calcext:value-type="float">
            <text:p>23.4286928087</text:p>
          </table:table-cell>
          <table:table-cell table:style-name="ce6" office:value-type="float" office:value="0.0475" calcext:value-type="float">
            <text:p>0.0475</text:p>
          </table:table-cell>
          <table:table-cell table:formula="of:=1000*[.C8]" office:value-type="float" office:value="47.5" calcext:value-type="float">
            <text:p>48</text:p>
          </table:table-cell>
          <table:table-cell table:formula="of:=1.5+0.013*[.D8]" office:value-type="float" office:value="2.1175" calcext:value-type="float">
            <text:p>2.1</text:p>
          </table:table-cell>
        </table:table-row>
        <table:table-row table:style-name="ro2">
          <table:table-cell office:value-type="float" office:value="0.15" calcext:value-type="float">
            <text:p>0.15</text:p>
          </table:table-cell>
          <table:table-cell table:formula="of:=ATAN([.A9]/0.3)*180/PI()" office:value-type="float" office:value="26.565051177078" calcext:value-type="float">
            <text:p>26.5650511771</text:p>
          </table:table-cell>
          <table:table-cell table:style-name="ce6" office:value-type="float" office:value="0.026" calcext:value-type="float">
            <text:p>0.026</text:p>
          </table:table-cell>
          <table:table-cell table:formula="of:=1000*[.C9]" office:value-type="float" office:value="26" calcext:value-type="float">
            <text:p>26</text:p>
          </table:table-cell>
          <table:table-cell table:formula="of:=1.5+0.013*[.D9]" office:value-type="float" office:value="1.838" calcext:value-type="float">
            <text:p>1.8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20:04:15.446459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0-27T20:57:27.034880217</meta:creation-date>
    <dc:date>2015-11-11T23:07:56.483643831</dc:date>
    <dc:creator>toni </dc:creator>
    <meta:editing-duration>PT3H5M47S</meta:editing-duration>
    <meta:editing-cycles>7</meta:editing-cycles>
    <meta:generator>LibreOffice/4.2.8.2$Linux_x86 LibreOffice_project/420m0$Build-2</meta:generator>
    <meta:document-statistic meta:table-count="3" meta:cell-count="252" meta:object-count="0"/>
    <meta:user-defined meta:name="qrichtext">1</meta:user-defined>
  </office:meta>
</office:document-meta>
</file>